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4.199cm" svg:height="7.987cm" svg:x="0.401cm" svg:y="1.2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7T11:27:45.484356906</dc:date>
    <meta:editing-duration>PT5M16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cm" svg:height="7.988cm" xlink:href="." xlink:type="simple" chart:class="chart:scatter" chart:style-name="ch1">
        <chart:plot-area chart:style-name="ch2" chart:data-source-has-labels="both" svg:x="0.284cm" svg:y="0.159cm" svg:width="13.632cm" svg:height="7.67cm">
          <chartooo:coordinate-region svg:x="0.826cm" svg:y="0.358cm" svg:width="12.996cm" svg:height="7.272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